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344cm" style:contextual-spacing="false" style:line-height-at-least="0.741cm" fo:text-indent="0cm" style:auto-text-indent="false"/>
      <style:text-properties fo:color="#404040" loext:opacity="100%" fo:font-size="12pt" loext:padding="0cm" loext:border="none"/>
    </style:style>
    <style:style style:name="P2" style:family="paragraph" style:parent-style-name="Heading_20_3">
      <style:paragraph-properties fo:margin-left="0cm" fo:margin-right="0cm" fo:margin-top="0.476cm" fo:margin-bottom="0.344cm" style:contextual-spacing="false" fo:line-height="150%" fo:text-indent="0cm" style:auto-text-indent="false"/>
    </style:style>
    <style:style style:name="P3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fo:color="#525252" loext:opacity="100%" fo:font-size="9pt" fo:background-color="#ffffff" loext:padding="0cm" loext:border="none"/>
    </style:style>
    <style:style style:name="P4" style:family="paragraph" style:parent-style-name="Text_20_body">
      <style:paragraph-properties fo:margin-left="0cm" fo:margin-right="0.106cm" fo:margin-top="0cm" fo:margin-bottom="0cm" style:contextual-spacing="false" style:line-height-at-least="0.318cm" fo:text-indent="0cm" style:auto-text-indent="false"/>
      <style:text-properties fo:color="#494949" loext:opacity="100%" fo:font-size="9pt" fo:background-color="#ffffff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a0a1a7" loext:opacity="100%" style:font-name="Menlo" fo:font-size="10.5pt" fo:font-style="italic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fo:color="#a0a1a7" loext:opacity="100%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404040" loext:opacity="100%" style:font-name="Menlo" fo:font-size="10.5pt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404040" loext:opacity="100%" loext:padding="0cm" loext:border="none"/>
    </style:style>
    <style:style style:name="P9" style:family="paragraph" style:parent-style-name="Heading_20_3">
      <style:paragraph-properties fo:margin-left="0cm" fo:margin-right="0cm" fo:margin-top="0.476cm" fo:margin-bottom="0.344cm" style:contextual-spacing="false" fo:line-height="150%" fo:text-indent="0cm" style:auto-text-indent="false"/>
      <style:text-properties fo:color="#404040" loext:opacity="100%" fo:font-size="13.5pt" fo:font-weight="bold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fo:color="#404040" loext:opacity="100%" loext:padding="0cm" loext:border="none"/>
    </style:style>
    <style:style style:name="P11" style:family="paragraph" style:parent-style-name="Text_20_body">
      <style:paragraph-properties fo:margin-left="0cm" fo:margin-right="0cm" fo:margin-top="0.344cm" fo:margin-bottom="0.344cm" style:contextual-spacing="false" style:line-height-at-least="0.741cm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fo:color="#404040" loext:opacity="100%" style:font-name="Menlo" fo:font-size="10.5pt" loext:padding="0cm" loext:border="non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padding="0cm" fo:border="non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e45649" loext:opacity="100%" style:font-name="Menlo" fo:font-size="10.5pt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.106cm" style:contextual-spacing="false" style:line-height-at-least="0.741cm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.212cm" fo:margin-right="0cm" fo:margin-top="0.106cm" fo:margin-bottom="0cm" style:contextual-spacing="false" style:line-height-at-least="0.476cm" fo:text-indent="0cm" style:auto-text-indent="false" fo:padding="0cm" fo:border="none"/>
      <style:text-properties fo:color="#525252" loext:opacity="100%" fo:font-size="9pt" fo:background-color="#ffffff" loext:padding="0cm" loext:border="none"/>
    </style:style>
    <style:style style:name="P18" style:family="paragraph" style:parent-style-name="Text_20_body" style:list-style-name="L1">
      <style:paragraph-properties fo:margin-left="0cm" fo:margin-right="0.106cm" fo:margin-top="0.106cm" fo:margin-bottom="0cm" style:contextual-spacing="false" style:line-height-at-least="0.318cm" fo:text-indent="0cm" style:auto-text-indent="false" fo:padding="0cm" fo:border="none"/>
      <style:text-properties fo:color="#494949" loext:opacity="100%" fo:font-size="9pt" fo:background-color="#ffffff" loext:padding="0cm" loext:border="none"/>
    </style:style>
    <style:style style:name="P19" style:family="paragraph" style:parent-style-name="Preformatted_20_Text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404040" loext:opacity="100%" style:font-name="Menlo" fo:font-size="10.5pt" loext:padding="0cm" loext:border="none"/>
    </style:style>
    <style:style style:name="P20" style:family="paragraph" style:parent-style-name="Preformatted_20_Text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404040" loext:opacity="100%" loext:padding="0cm" loext:border="none"/>
    </style:style>
    <style:style style:name="P21" style:family="paragraph" style:parent-style-name="Preformatted_20_Text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a0a1a7" loext:opacity="100%" style:font-name="Menlo" fo:font-size="10.5pt" fo:font-style="italic" loext:padding="0cm" loext:border="none"/>
    </style:style>
    <style:style style:name="P22" style:family="paragraph" style:parent-style-name="Preformatted_20_Text" style:list-style-name="L1">
      <style:paragraph-properties fo:margin-left="0cm" fo:margin-right="0cm" fo:margin-top="0cm" fo:margin-bottom="0cm" style:contextual-spacing="false" fo:padding="0cm" fo:border="none"/>
    </style:style>
    <style:style style:name="P23" style:family="paragraph" style:parent-style-name="Text_20_body">
      <style:paragraph-properties fo:margin-left="0cm" fo:margin-right="0cm" fo:margin-top="0.344cm" fo:margin-bottom="0.344cm" style:contextual-spacing="false" style:line-height-at-least="0.741cm" fo:text-indent="0cm" style:auto-text-indent="false"/>
      <style:text-properties fo:color="#404040" loext:opacity="100%" fo:font-size="12pt" loext:padding="0cm" loext:border="none"/>
    </style:style>
    <style:style style:name="P24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text-indent="0cm" style:auto-text-indent="false" fo:padding="0cm" fo:border="none"/>
      <style:text-properties fo:color="#404040" loext:opacity="100%" fo:font-size="12pt" loext:padding="0cm" loext:border="none"/>
    </style:style>
    <style:style style:name="P25" style:family="paragraph" style:parent-style-name="Text_20_body">
      <style:paragraph-properties fo:margin-left="0cm" fo:margin-right="0cm" fo:margin-top="0cm" fo:margin-bottom="0.529cm" style:contextual-spacing="false" style:line-height-at-least="0.741cm" fo:text-indent="0cm" style:auto-text-indent="false"/>
      <style:text-properties fo:color="#4d6bfe" loext:opacity="100%" fo:font-size="10.5pt" fo:background-color="#dbeafe" loext:padding="0cm" loext:border="none"/>
    </style:style>
    <style:style style:name="T1" style:family="text">
      <style:text-properties fo:color="#404040" loext:opacity="100%" fo:font-size="13.5pt" fo:font-weight="bold" loext:padding="0cm" loext:border="none"/>
    </style:style>
    <style:style style:name="T2" style:family="text">
      <style:text-properties fo:color="#404040" loext:opacity="100%" style:font-name="Menlo" fo:font-size="13.5pt" fo:font-weight="bold" fo:background-color="#ececec" loext:char-shading-value="0" loext:padding="0cm" loext:border="none"/>
    </style:style>
    <style:style style:name="T3" style:family="text">
      <style:text-properties style:font-name="Menlo" fo:font-size="10.5pt" fo:font-style="italic"/>
    </style:style>
    <style:style style:name="T4" style:family="text">
      <style:text-properties fo:color="#4078f2" loext:opacity="100%"/>
    </style:style>
    <style:style style:name="T5" style:family="text">
      <style:text-properties fo:color="#383a42" loext:opacity="100%"/>
    </style:style>
    <style:style style:name="T6" style:family="text">
      <style:text-properties fo:color="#50a14f" loext:opacity="100%"/>
    </style:style>
    <style:style style:name="T7" style:family="text">
      <style:text-properties fo:color="#a626a4" loext:opacity="100%"/>
    </style:style>
    <style:style style:name="T8" style:family="text">
      <style:text-properties fo:color="#4078f2" loext:opacity="100%" style:font-name="Menlo" fo:font-size="10.5pt"/>
    </style:style>
    <style:style style:name="T9" style:family="text">
      <style:text-properties fo:color="#383a42" loext:opacity="100%" style:font-name="Menlo" fo:font-size="10.5pt"/>
    </style:style>
    <style:style style:name="T10" style:family="text">
      <style:text-properties fo:color="#50a14f" loext:opacity="100%" style:font-name="Menlo" fo:font-size="10.5pt"/>
    </style:style>
    <style:style style:name="T11" style:family="text">
      <style:text-properties fo:color="#b76b01" loext:opacity="100%" style:font-name="Menlo" fo:font-size="10.5pt"/>
    </style:style>
    <style:style style:name="T12" style:family="text">
      <style:text-properties style:font-name="Menlo" fo:font-size="10.5pt"/>
    </style:style>
    <style:style style:name="T13" style:family="text">
      <style:text-properties fo:color="#404040" loext:opacity="100%" fo:font-size="12pt" loext:padding="0cm" loext:border="none"/>
    </style:style>
    <style:style style:name="T14" style:family="text">
      <style:text-properties fo:color="#404040" loext:opacity="100%" style:font-name="Menlo" fo:font-size="12pt" fo:font-weight="bold" fo:background-color="#ececec" loext:char-shading-value="0" loext:padding="0cm" loext:border="none"/>
    </style:style>
    <style:style style:name="T15" style:family="text">
      <style:text-properties fo:color="#b76b01" loext:opacity="100%"/>
    </style:style>
    <style:style style:name="T16" style:family="text">
      <style:text-properties fo:color="#404040" loext:opacity="100%" fo:font-size="12pt" fo:font-weight="bold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's how to properly localize your WooCommerce Update API plugin for both Spanish and English, following WordPress best practices:</text:p>
      <text:h text:style-name="P2" text:outline-level="3"><text:span text:style-name="T1">1. First, set up the text domain in your main plugin file (</text:span><text:span text:style-name="Source_20_Text"><text:span text:style-name="T2">woo-update-api.php</text:span></text:span><text:span text:style-name="T1">):</text:span></text:h>
      <text:p text:style-name="P3">php</text:p>
      <text:p text:style-name="P4">Copy</text:p>
      <text:p text:style-name="P4">Download</text:p>
      <text:p text:style-name="P5">/**</text:p>
      <text:p text:style-name="P6"><text:s/><text:span text:style-name="T3">* Load plugin textdomain</text:span></text:p>
      <text:p text:style-name="P6"><text:s/><text:span text:style-name="T3">*/</text:span></text:p>
      <text:p text:style-name="P7"><text:span text:style-name="T4">add_action</text:span><text:span text:style-name="T5">(</text:span><text:span text:style-name="T6">'plugins_loaded'</text:span><text:span text:style-name="T5">,</text:span> <text:span text:style-name="T7">function</text:span><text:span text:style-name="T5">()</text:span> <text:span text:style-name="T5">{</text:span></text:p>
      <text:p text:style-name="P8"><text:s text:c="4"/><text:span text:style-name="T8">load_plugin_textdomain</text:span><text:span text:style-name="T9">(</text:span></text:p>
      <text:p text:style-name="P8"><text:s text:c="8"/><text:span text:style-name="T10">'woo-update-api'</text:span><text:span text:style-name="T9">,</text:span></text:p>
      <text:p text:style-name="P8"><text:s text:c="8"/><text:span text:style-name="T11">false</text:span><text:span text:style-name="T9">,</text:span></text:p>
      <text:p text:style-name="P8"><text:s text:c="8"/><text:span text:style-name="T8">dirname</text:span><text:span text:style-name="T9">(</text:span><text:span text:style-name="T8">plugin_basename</text:span><text:span text:style-name="T9">(</text:span><text:span text:style-name="T11">__FILE__</text:span><text:span text:style-name="T9">))</text:span><text:span text:style-name="T12"> </text:span><text:span text:style-name="T8">.</text:span><text:span text:style-name="T12"> </text:span><text:span text:style-name="T10">'/languages/'</text:span></text:p>
      <text:p text:style-name="P8"><text:s text:c="4"/><text:span text:style-name="T9">);</text:span></text:p>
      <text:p text:style-name="P7"><text:span text:style-name="T5">});</text:span></text:p>
      <text:h text:style-name="P9" text:outline-level="3">2. Create language files structure:</text:h>
      <text:p text:style-name="P3">text</text:p>
      <text:p text:style-name="P4">Copy</text:p>
      <text:p text:style-name="P4">Download</text:p>
      <text:p text:style-name="P7">/woo-update-api/</text:p>
      <text:p text:style-name="P10"><text:s text:c="4"/><text:span text:style-name="T12">/languages/</text:span></text:p>
      <text:p text:style-name="P10"><text:s text:c="8"/><text:span text:style-name="T12">woo-update-api.pot <text:s text:c="5"/># Template file</text:span></text:p>
      <text:p text:style-name="P10"><text:s text:c="8"/><text:span text:style-name="T12">woo-update-api-es_ES.po # Spanish translations</text:span></text:p>
      <text:p text:style-name="P10"><text:s text:c="8"/><text:span text:style-name="T12">woo-update-api-es_ES.mo # Compiled Spanish</text:span></text:p>
      <text:p text:style-name="P10"><text:s text:c="8"/><text:span text:style-name="T12">woo-update-api-en_US.po # English (optional)</text:span></text:p>
      <text:h text:style-name="P9" text:outline-level="3">3. Create the POT file (translation template):</text:h>
      <text:p text:style-name="P11"><text:span text:style-name="T13">Run this in your plugin directory (requires </text:span><text:span text:style-name="Source_20_Text"><text:span text:style-name="T14">gettext</text:span></text:span><text:span text:style-name="T13"> installed):</text:span></text:p>
      <text:p text:style-name="P3">bash</text:p>
      <text:p text:style-name="P4">Copy</text:p>
      <text:p text:style-name="P4">Download</text:p>
      <text:p text:style-name="P7">xgettext --from-code<text:span text:style-name="T4">=</text:span>UTF-8 <text:span text:style-name="T4">-o</text:span> languages/woo-update-api.pot <text:span text:style-name="T4">-k__</text:span> <text:span text:style-name="T4">-k_e</text:span> -k_n:1,2 -k_x:1,2c -k_ex:1,2c <text:span text:style-name="T4">-k_esc_attr__</text:span> <text:span text:style-name="T4">-k_esc_attr_e</text:span> -k_esc_attr_x:1,2c <text:span text:style-name="T4">-k_esc_html__</text:span> <text:span text:style-name="T4">-k_esc_html_e</text:span> -k_esc_html_x:1,2c *.php</text:p>
      <text:h text:style-name="P2" text:outline-level="3"><text:span text:style-name="T1">4. English language file (</text:span><text:span text:style-name="Source_20_Text"><text:span text:style-name="T2">en_US.po</text:span></text:span><text:span text:style-name="T1"> - optional since English is default):</text:span></text:h>
      <text:p text:style-name="P3">po</text:p>
      <text:p text:style-name="P4">Copy</text:p>
      <text:p text:style-name="P4">Download</text:p>
      <text:p text:style-name="P7">msgid ""</text:p>
      <text:p text:style-name="P12">msgstr ""</text:p>
      <text:p text:style-name="P12"><text:soft-page-break/>"Project-Id-Version: WooCommerce Update API\n"</text:p>
      <text:p text:style-name="P12">"POT-Creation-Date: 2023-07-20 12:00+0000\n"</text:p>
      <text:p text:style-name="P12">"PO-Revision-Date: 2023-07-20 12:00+0000\n"</text:p>
      <text:p text:style-name="P12">"Language: en_US\n"</text:p>
      <text:p text:style-name="P12">"MIME-Version: 1.0\n"</text:p>
      <text:p text:style-name="P12">"Content-Type: text/plain; charset=UTF-8\n"</text:p>
      <text:p text:style-name="P12">"Content-Transfer-Encoding: 8bit\n"</text:p>
      <text:p text:style-name="P13"/>
      <text:p text:style-name="P12">msgid "API Settings"</text:p>
      <text:p text:style-name="P12">msgstr "API Settings"</text:p>
      <text:p text:style-name="P13"/>
      <text:p text:style-name="P12">msgid "Reconnect Now"</text:p>
      <text:p text:style-name="P12">msgstr "Reconnect Now"</text:p>
      <text:h text:style-name="P2" text:outline-level="3"><text:span text:style-name="T1">5. Spanish language file (</text:span><text:span text:style-name="Source_20_Text"><text:span text:style-name="T2">es_ES.po</text:span></text:span><text:span text:style-name="T1">):</text:span></text:h>
      <text:p text:style-name="P3">po</text:p>
      <text:p text:style-name="P4">Copy</text:p>
      <text:p text:style-name="P4">Download</text:p>
      <text:p text:style-name="P7">msgid ""</text:p>
      <text:p text:style-name="P12">msgstr ""</text:p>
      <text:p text:style-name="P12">"Project-Id-Version: WooCommerce Update API\n"</text:p>
      <text:p text:style-name="P12">"POT-Creation-Date: 2023-07-20 12:00+0000\n"</text:p>
      <text:p text:style-name="P12">"PO-Revision-Date: 2023-07-20 12:00+0000\n"</text:p>
      <text:p text:style-name="P12">"Language: es_ES\n"</text:p>
      <text:p text:style-name="P12">"MIME-Version: 1.0\n"</text:p>
      <text:p text:style-name="P12">"Content-Type: text/plain; charset=UTF-8\n"</text:p>
      <text:p text:style-name="P12">"Content-Transfer-Encoding: 8bit\n"</text:p>
      <text:p text:style-name="P13"/>
      <text:p text:style-name="P12">msgid "API Settings"</text:p>
      <text:p text:style-name="P12">msgstr "Ajustes de API"</text:p>
      <text:p text:style-name="P13"/>
      <text:p text:style-name="P12">msgid "Reconnect Now"</text:p>
      <text:p text:style-name="P12">msgstr "Reconectar ahora"</text:p>
      <text:p text:style-name="P13"/>
      <text:p text:style-name="P12">msgid "Disable fallback to cached data"</text:p>
      <text:p text:style-name="P12">msgstr "Desactivar uso de datos en caché"</text:p>
      <text:p text:style-name="P13"/>
      <text:p text:style-name="P12">msgid "API Connection"</text:p>
      <text:p text:style-name="P12">msgstr "Conexión API"</text:p>
      <text:p text:style-name="P13"/>
      <text:p text:style-name="P12">msgid "Connection error"</text:p>
      <text:p text:style-name="P12">msgstr "Error de conexión"</text:p>
      <text:h text:style-name="P9" text:outline-level="3">6. Update all your plugin strings to use translation functions:</text:h>
      <text:p text:style-name="P3">php</text:p>
      <text:p text:style-name="P4">Copy</text:p>
      <text:p text:style-name="P4">Download</text:p>
      <text:p text:style-name="P7">// Before</text:p>
      <text:p text:style-name="P12">echo 'API Settings';</text:p>
      <text:p text:style-name="P13"/>
      <text:p text:style-name="P12">// After</text:p>
      <text:p text:style-name="P12">echo __('API Settings', 'woo-update-api');</text:p>
      <text:p text:style-name="P13"/>
      <text:p text:style-name="P12"><text:soft-page-break/>// For variables</text:p>
      <text:p text:style-name="P12">$message = sprintf(</text:p>
      <text:p text:style-name="P10"><text:s text:c="4"/><text:span text:style-name="T12">__('Found %d products', 'woo-update-api'),</text:span></text:p>
      <text:p text:style-name="P10"><text:s text:c="4"/><text:span text:style-name="T12">count($products)</text:span></text:p>
      <text:p text:style-name="P12">);</text:p>
      <text:p text:style-name="P13"/>
      <text:p text:style-name="P12">// For HTML attributes</text:p>
      <text:p text:style-name="P14"><text:span text:style-name="T5">&lt;</text:span>input <text:span text:style-name="T15">type</text:span><text:span text:style-name="T5">=</text:span><text:span text:style-name="T6">"button"</text:span> <text:span text:style-name="T15">value</text:span><text:span text:style-name="T5">=</text:span><text:span text:style-name="T6">"</text:span>&lt;?php<text:span text:style-name="T6"> </text:span><text:span text:style-name="T4">esc_attr_e</text:span><text:span text:style-name="T5">(</text:span><text:span text:style-name="T6">'Reconnect Now'</text:span><text:span text:style-name="T5">,</text:span><text:span text:style-name="T6"> 'woo-update-api'</text:span><text:span text:style-name="T5">);</text:span><text:span text:style-name="T6"> </text:span>?&gt;<text:span text:style-name="T6">"</text:span><text:span text:style-name="T5">&gt;</text:span></text:p>
      <text:p text:style-name="P13"/>
      <text:p text:style-name="P12">// Plural forms</text:p>
      <text:p text:style-name="P12">printf(</text:p>
      <text:p text:style-name="P10"><text:s text:c="4"/><text:span text:style-name="T12">_n('%d error found', '%d errors found', $count, 'woo-update-api'),</text:span></text:p>
      <text:p text:style-name="P10"><text:s text:c="4"/><text:span text:style-name="T12">$count</text:span></text:p>
      <text:p text:style-name="P12">);</text:p>
      <text:h text:style-name="P9" text:outline-level="3">7. Update your JavaScript localization:</text:h>
      <text:p text:style-name="P3">php</text:p>
      <text:p text:style-name="P4">Copy</text:p>
      <text:p text:style-name="P4">Download</text:p>
      <text:p text:style-name="P7"><text:span text:style-name="T4">wp_localize_script</text:span><text:span text:style-name="T5">(</text:span><text:span text:style-name="T6">'woo-update-api-admin'</text:span><text:span text:style-name="T5">,</text:span> <text:span text:style-name="T6">'woo_update_api'</text:span><text:span text:style-name="T5">,</text:span> <text:span text:style-name="T5">[</text:span></text:p>
      <text:p text:style-name="P8"><text:s text:c="4"/><text:span text:style-name="T10">'ajaxurl'</text:span><text:span text:style-name="T12"> </text:span><text:span text:style-name="T8">=&gt;</text:span><text:span text:style-name="T12"> </text:span><text:span text:style-name="T8">admin_url</text:span><text:span text:style-name="T9">(</text:span><text:span text:style-name="T10">'admin-ajax.php'</text:span><text:span text:style-name="T9">),</text:span></text:p>
      <text:p text:style-name="P8"><text:s text:c="4"/><text:span text:style-name="T10">'nonce'</text:span><text:span text:style-name="T12"> <text:s text:c="2"/></text:span><text:span text:style-name="T8">=&gt;</text:span><text:span text:style-name="T12"> </text:span><text:span text:style-name="T8">wp_create_nonce</text:span><text:span text:style-name="T9">(</text:span><text:span text:style-name="T10">'woo_update_api_nonce'</text:span><text:span text:style-name="T9">),</text:span></text:p>
      <text:p text:style-name="P8"><text:s text:c="4"/><text:span text:style-name="T10">'i18n'</text:span><text:span text:style-name="T12"> <text:s text:c="3"/></text:span><text:span text:style-name="T8">=&gt;</text:span><text:span text:style-name="T12"> </text:span><text:span text:style-name="T9">[</text:span></text:p>
      <text:p text:style-name="P8"><text:s text:c="8"/><text:span text:style-name="T10">'connecting'</text:span><text:span text:style-name="T12"> <text:s text:c="6"/></text:span><text:span text:style-name="T8">=&gt;</text:span><text:span text:style-name="T12"> </text:span><text:span text:style-name="T8">esc_html__</text:span><text:span text:style-name="T9">(</text:span><text:span text:style-name="T10">'Connecting...'</text:span><text:span text:style-name="T9">,</text:span><text:span text:style-name="T12"> </text:span><text:span text:style-name="T10">'woo-update-api'</text:span><text:span text:style-name="T9">),</text:span></text:p>
      <text:p text:style-name="P8"><text:s text:c="8"/><text:span text:style-name="T10">'connected'</text:span><text:span text:style-name="T12"> <text:s text:c="7"/></text:span><text:span text:style-name="T8">=&gt;</text:span><text:span text:style-name="T12"> </text:span><text:span text:style-name="T8">esc_html__</text:span><text:span text:style-name="T9">(</text:span><text:span text:style-name="T10">'Connected!'</text:span><text:span text:style-name="T9">,</text:span><text:span text:style-name="T12"> </text:span><text:span text:style-name="T10">'woo-update-api'</text:span><text:span text:style-name="T9">),</text:span></text:p>
      <text:p text:style-name="P8"><text:s text:c="8"/><text:span text:style-name="T10">'failed'</text:span><text:span text:style-name="T12"> <text:s text:c="10"/></text:span><text:span text:style-name="T8">=&gt;</text:span><text:span text:style-name="T12"> </text:span><text:span text:style-name="T8">esc_html__</text:span><text:span text:style-name="T9">(</text:span><text:span text:style-name="T10">'Connection Failed'</text:span><text:span text:style-name="T9">,</text:span><text:span text:style-name="T12"> </text:span><text:span text:style-name="T10">'woo-update-api'</text:span><text:span text:style-name="T9">),</text:span></text:p>
      <text:p text:style-name="P8"><text:s text:c="8"/><text:span text:style-name="T10">'connection_failed'</text:span><text:span text:style-name="T8">=&gt;</text:span><text:span text:style-name="T12"> </text:span><text:span text:style-name="T8">esc_html__</text:span><text:span text:style-name="T9">(</text:span><text:span text:style-name="T10">'API connection failed'</text:span><text:span text:style-name="T9">,</text:span><text:span text:style-name="T12"> </text:span><text:span text:style-name="T10">'woo-update-api'</text:span><text:span text:style-name="T9">),</text:span></text:p>
      <text:p text:style-name="P8"><text:s text:c="8"/><text:span text:style-name="T10">'status_error'</text:span><text:span text:style-name="T12"> <text:s text:c="4"/></text:span><text:span text:style-name="T8">=&gt;</text:span><text:span text:style-name="T12"> </text:span><text:span text:style-name="T8">esc_html__</text:span><text:span text:style-name="T9">(</text:span><text:span text:style-name="T10">'Could not load status'</text:span><text:span text:style-name="T9">,</text:span><text:span text:style-name="T12"> </text:span><text:span text:style-name="T10">'woo-update-api'</text:span><text:span text:style-name="T9">),</text:span></text:p>
      <text:p text:style-name="P8"><text:s text:c="8"/><text:span text:style-name="T10">'fallback_updated'</text:span><text:span text:style-name="T12"> </text:span><text:span text:style-name="T8">=&gt;</text:span><text:span text:style-name="T12"> </text:span><text:span text:style-name="T8">esc_html__</text:span><text:span text:style-name="T9">(</text:span><text:span text:style-name="T10">'Fallback settings updated'</text:span><text:span text:style-name="T9">,</text:span><text:span text:style-name="T12"> </text:span><text:span text:style-name="T10">'woo-update-api'</text:span><text:span text:style-name="T9">)</text:span></text:p>
      <text:p text:style-name="P8"><text:s text:c="4"/><text:span text:style-name="T9">]</text:span></text:p>
      <text:p text:style-name="P7"><text:span text:style-name="T5">]);</text:span></text:p>
      <text:h text:style-name="P9" text:outline-level="3">8. Compile the MO files:</text:h>
      <text:p text:style-name="P3">bash</text:p>
      <text:p text:style-name="P4">Copy</text:p>
      <text:p text:style-name="P4">Download</text:p>
      <text:p text:style-name="P7">msgfmt languages/woo-update-api-es_ES.po <text:span text:style-name="T4">-o</text:span> languages/woo-update-api-es_ES.mo</text:p>
      <text:p text:style-name="P7">msgfmt languages/woo-update-api-en_US.po <text:span text:style-name="T4">-o</text:span> languages/woo-update-api-en_US.mo</text:p>
      <text:h text:style-name="P9" text:outline-level="3">Best Practices:</text:h>
      <text:list text:style-name="L1">
        <text:list-item>
          <text:p text:style-name="P15"><text:span text:style-name="Strong_20_Emphasis"><text:span text:style-name="T16">Always use text domains</text:span></text:span><text:span text:style-name="T13">: Every translatable string must include your text domain (</text:span><text:span text:style-name="Source_20_Text"><text:span text:style-name="T14">woo-update-api</text:span></text:span><text:span text:style-name="T13">)</text:span></text:p>
        </text:list-item>
        <text:list-item>
          <text:p text:style-name="P16"><text:span text:style-name="Strong_20_Emphasis"><text:span text:style-name="T16">Use proper escaping</text:span></text:span><text:span text:style-name="T13">:</text:span></text:p>
          <text:list>
            <text:list-item>
              <text:p text:style-name="P15"><text:soft-page-break/><text:span text:style-name="Source_20_Text"><text:span text:style-name="T14">esc_html__()</text:span></text:span><text:span text:style-name="T13"> for translated text output</text:span></text:p>
            </text:list-item>
            <text:list-item>
              <text:p text:style-name="P15"><text:span text:style-name="Source_20_Text"><text:span text:style-name="T14">esc_attr__()</text:span></text:span><text:span text:style-name="T13"> for HTML attributes</text:span></text:p>
            </text:list-item>
            <text:list-item>
              <text:p text:style-name="P15"><text:span text:style-name="Source_20_Text"><text:span text:style-name="T14">esc_html_e()</text:span></text:span><text:span text:style-name="T13"> for echoed translated text</text:span></text:p>
            </text:list-item>
          </text:list>
        </text:list-item>
        <text:list-item>
          <text:p text:style-name="P16"><text:span text:style-name="Strong_20_Emphasis"><text:span text:style-name="T16">Context matters</text:span></text:span><text:span text:style-name="T13">: Use </text:span><text:span text:style-name="Source_20_Text"><text:span text:style-name="T14">_x()</text:span></text:span><text:span text:style-name="T13"> when words need context:</text:span></text:p>
          <text:p text:style-name="P17">php</text:p>
          <text:p text:style-name="P18">Copy</text:p>
          <text:p text:style-name="P18">Download</text:p>
          <text:p text:style-name="P19"><text:span text:style-name="T7">echo</text:span> <text:span text:style-name="T4">_x</text:span><text:span text:style-name="T5">(</text:span><text:span text:style-name="T6">'Post'</text:span><text:span text:style-name="T5">,</text:span> <text:span text:style-name="T6">'noun'</text:span><text:span text:style-name="T5">,</text:span> <text:span text:style-name="T6">'woo-update-api'</text:span><text:span text:style-name="T5">);</text:span></text:p>
          <text:p text:style-name="P19"><text:span text:style-name="T7">echo</text:span> <text:span text:style-name="T4">_x</text:span><text:span text:style-name="T5">(</text:span><text:span text:style-name="T6">'Post'</text:span><text:span text:style-name="T5">,</text:span> <text:span text:style-name="T6">'verb'</text:span><text:span text:style-name="T5">,</text:span> <text:span text:style-name="T6">'woo-update-api'</text:span><text:span text:style-name="T5">);</text:span></text:p>
        </text:list-item>
        <text:list-item>
          <text:p text:style-name="P16"><text:span text:style-name="Strong_20_Emphasis"><text:span text:style-name="T16">Plural forms</text:span></text:span><text:span text:style-name="T13">: Always use </text:span><text:span text:style-name="Source_20_Text"><text:span text:style-name="T14">_n()</text:span></text:span><text:span text:style-name="T13"> for pluralizable strings:</text:span></text:p>
          <text:p text:style-name="P17">php</text:p>
          <text:p text:style-name="P18">Copy</text:p>
          <text:p text:style-name="P18">Download</text:p>
          <text:p text:style-name="P19"><text:span text:style-name="T4">printf</text:span><text:span text:style-name="T5">(</text:span></text:p>
          <text:p text:style-name="P20"><text:s text:c="4"/><text:span text:style-name="T8">_n</text:span><text:span text:style-name="T9">(</text:span><text:span text:style-name="T10">'%d item'</text:span><text:span text:style-name="T9">,</text:span><text:span text:style-name="T12"> </text:span><text:span text:style-name="T10">'%d items'</text:span><text:span text:style-name="T9">,</text:span><text:span text:style-name="T12"> </text:span><text:span text:style-name="T8">$count</text:span><text:span text:style-name="T9">,</text:span><text:span text:style-name="T12"> </text:span><text:span text:style-name="T10">'woo-update-api'</text:span><text:span text:style-name="T9">),</text:span></text:p>
          <text:p text:style-name="P20"><text:s text:c="4"/><text:span text:style-name="T8">$count</text:span></text:p>
          <text:p text:style-name="P19"><text:span text:style-name="T5">);</text:span></text:p>
        </text:list-item>
        <text:list-item>
          <text:p text:style-name="P16"><text:span text:style-name="Strong_20_Emphasis"><text:span text:style-name="T16">Don't split sentences</text:span></text:span><text:span text:style-name="T13">: Keep complete sentences together for better translation:</text:span></text:p>
          <text:p text:style-name="P17">php</text:p>
          <text:p text:style-name="P18">Copy</text:p>
          <text:p text:style-name="P18">Download</text:p>
          <text:p text:style-name="P21">// Bad</text:p>
          <text:p text:style-name="P19"><text:span text:style-name="T7">echo</text:span> <text:span text:style-name="T4">__</text:span><text:span text:style-name="T5">(</text:span><text:span text:style-name="T6">'Current'</text:span><text:span text:style-name="T5">,</text:span> <text:span text:style-name="T6">'woo-update-api'</text:span><text:span text:style-name="T5">)</text:span> <text:span text:style-name="T4">.</text:span> <text:span text:style-name="T6">' '</text:span> <text:span text:style-name="T4">.</text:span> <text:span text:style-name="T4">__</text:span><text:span text:style-name="T5">(</text:span><text:span text:style-name="T6">'Status'</text:span><text:span text:style-name="T5">,</text:span> <text:span text:style-name="T6">'woo-update-api'</text:span><text:span text:style-name="T5">);</text:span></text:p>
          <text:p text:style-name="P22"/>
          <text:p text:style-name="P21">// Good</text:p>
          <text:p text:style-name="P19"><text:span text:style-name="T7">echo</text:span> <text:span text:style-name="T4">__</text:span><text:span text:style-name="T5">(</text:span><text:span text:style-name="T6">'Current Status'</text:span><text:span text:style-name="T5">,</text:span> <text:span text:style-name="T6">'woo-update-api'</text:span><text:span text:style-name="T5">);</text:span></text:p>
        </text:list-item>
      </text:list>
      <text:p text:style-name="P23">This implementation will automatically:</text:p>
      <text:list text:style-name="L2">
        <text:list-item>
          <text:p text:style-name="P24">Load the correct language based on WordPress settings</text:p>
        </text:list-item>
        <text:list-item>
          <text:p text:style-name="P24">Fall back to English if translation doesn't exist</text:p>
        </text:list-item>
        <text:list-item>
          <text:p text:style-name="P24">Work with translation plugins like Loco Translate</text:p>
        </text:list-item>
        <text:list-item>
          <text:p text:style-name="P24">Support both frontend and admin translations</text:p>
        </text:list-item>
      </text:list>
      <text:p text:style-name="P25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00:01:15.643340000</meta:creation-date>
    <dc:date>2025-07-08T00:01:27.201601900</dc:date>
    <meta:editing-duration>PT12S</meta:editing-duration>
    <meta:editing-cycles>1</meta:editing-cycles>
    <meta:document-statistic meta:table-count="0" meta:image-count="0" meta:object-count="0" meta:page-count="4" meta:paragraph-count="146" meta:word-count="509" meta:character-count="4464" meta:non-whitespace-character-count="3919"/>
    <meta:generator>LibreOffice/25.2.4.3$Windows_X86_64 LibreOffice_project/33e196637044ead23f5c3226cde09b47731f7e27</meta:generator>
  </office:meta>
</office:document-meta>
</file>